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b05" officeooo:paragraph-rsid="00167b05"/>
    </style:style>
    <style:style style:name="P2" style:family="paragraph" style:parent-style-name="Standard">
      <style:text-properties officeooo:rsid="00167b05" officeooo:paragraph-rsid="0016e43e"/>
    </style:style>
    <style:style style:name="P3" style:family="paragraph" style:parent-style-name="Standard">
      <style:text-properties officeooo:rsid="0016e43e" officeooo:paragraph-rsid="0016e43e"/>
    </style:style>
    <style:style style:name="P4" style:family="paragraph" style:parent-style-name="Standard">
      <style:text-properties officeooo:rsid="0016e43e" officeooo:paragraph-rsid="00184991"/>
    </style:style>
    <style:style style:name="P5" style:family="paragraph" style:parent-style-name="Standard">
      <style:text-properties officeooo:rsid="00184991" officeooo:paragraph-rsid="00184991"/>
    </style:style>
    <style:style style:name="P6" style:family="paragraph" style:parent-style-name="Standard">
      <style:text-properties officeooo:paragraph-rsid="00184991"/>
    </style:style>
    <style:style style:name="P7" style:family="paragraph" style:parent-style-name="Standard">
      <style:text-properties officeooo:rsid="001a0a94" officeooo:paragraph-rsid="001a0a94"/>
    </style:style>
    <style:style style:name="P8" style:family="paragraph" style:parent-style-name="Standard">
      <style:text-properties officeooo:rsid="001b1a66" officeooo:paragraph-rsid="001b1a66"/>
    </style:style>
    <style:style style:name="P9" style:family="paragraph" style:parent-style-name="Standard">
      <style:text-properties officeooo:rsid="001c2fb1" officeooo:paragraph-rsid="001c2fb1"/>
    </style:style>
    <style:style style:name="P10" style:family="paragraph" style:parent-style-name="Text_20_body">
      <style:paragraph-properties fo:text-align="start" style:justify-single-word="false"/>
      <style:text-properties officeooo:paragraph-rsid="001a0a94"/>
    </style:style>
    <style:style style:name="P11" style:family="paragraph" style:parent-style-name="Text_20_body" style:list-style-name="L3">
      <style:paragraph-properties fo:margin-top="0cm" fo:margin-bottom="0cm" loext:contextual-spacing="false" fo:text-align="start" style:justify-single-word="false" fo:padding="0.049cm" fo:border="0.06pt solid #e1e5eb"/>
    </style:style>
    <style:style style:name="T1" style:family="text">
      <style:text-properties officeooo:rsid="0016e43e"/>
    </style:style>
    <style:style style:name="T2" style:family="text">
      <style:text-properties officeooo:rsid="00184991"/>
    </style:style>
    <style:style style:name="T3" style:family="text">
      <style:text-properties fo:color="#e83e8c" style:font-name="SFMono-Regular" fo:font-size="10.5pt" loext:padding="0.049cm" loext:border="0.06pt solid #e1e5eb"/>
    </style:style>
    <style:style style:name="T4" style:family="text">
      <style:text-properties fo:font-weight="bold" loext:padding="0.049cm" loext:border="0.06pt solid #e1e5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ravé dos formularios podemos coletar dados e trabalhar com eles.</text:p>
      <text:p text:style-name="P1"/>
      <text:p text:style-name="P1">&lt;form action&gt;</text:p>
      <text:p text:style-name="P1">action = para onde esses dados serão enviados (ex: cookie, ou local storage ou session storage)</text:p>
      <text:p text:style-name="P1">method = get = os dados que vamos enviar será atravé da URL.</text:p>
      <text:p text:style-name="P1">Post = quando enviamos mais escondido para outro lugar sem ser pelo URL.</text:p>
      <text:p text:style-name="P1">Input type=”text” = qual o tipo de entrada de dados, no caso é o text que quer dizer texto</text:p>
      <text:p text:style-name="P1">name que aquele texto é um nome.</text:p>
      <text:p text:style-name="P1">Button type=”submit = submeter os dados do nosso formulário.</text:p>
      <text:p text:style-name="P1"/>
      <text:p text:style-name="P1">Input pode ter vários tipos e pode receber varias propriedades ou atributos.</text:p>
      <text:p text:style-name="P1">Type tipo de dado ele vai colocar</text:p>
      <text:p text:style-name="P1">placeholder é o texto que aparece atras do texto digitado, como uma sombra, dizendo oq deve ser feito por exemplo naquele campo.</text:p>
      <text:p text:style-name="P1">Required deixa um campo seja obrigatório pra ser preenchido.</text:p>
      <text:p text:style-name="P2">Podemos colocar css <text:span text:style-name="T1">com class</text:span></text:p>
      <text:p text:style-name="P1">Value <text:span text:style-name="T1">o campo já vai vir preenchido com o valor que deixamos no campo””</text:span></text:p>
      <text:p text:style-name="P3">id para identificar o input</text:p>
      <text:p text:style-name="P3">o name vai na Url quando é submetido</text:p>
      <text:p text:style-name="P3">label for para criar um vinculo entre o rotulo e o campo em sí, ou uma etiqueta</text:p>
      <text:p text:style-name="P3">tem que colocar o id e colocar dentro do for do label.</text:p>
      <text:p text:style-name="P3">Textarea para criar um campo de texto, pode ser interagido</text:p>
      <text:p text:style-name="P3">cols quantidade de colunas da caixa</text:p>
      <text:p text:style-name="P3">rows cquantidade de linhas da caixa.</text:p>
      <text:p text:style-name="P3"/>
      <text:p text:style-name="P3">Checkbox para clicar e selecionar varias opções</text:p>
      <text:p text:style-name="P3">colocar input type = checkbox value= name= checked para já começar selecionado</text:p>
      <text:p text:style-name="P3">value você coloca o valor que será passado quando a pessoa selecionar o checkbox</text:p>
      <text:p text:style-name="P3">name precisa ser igual em todos os checkbox para estarem juntos</text:p>
      <text:p text:style-name="P3"/>
      <text:p text:style-name="P3">também pode colocar ID em cada input.</text:p>
      <text:p text:style-name="P3">Input type=”radio” id=”hub1” name=”hub” value=”sp”&gt; São Paulo</text:p>
      <text:p text:style-name="P4">Input type=”radio” id=”hub1” name=”hub” value=”sp”&gt; São Paulo</text:p>
      <text:p text:style-name="P4">Input type=”radio” id=”hub1” name=”hub<text:span text:style-name="T2">s</text:span>” value=”sp”&gt; São Paulo</text:p>
      <text:p text:style-name="P5">se você mudar o nome de algum “name” cria a opção de selecioanr mais de um input</text:p>
      <text:p text:style-name="P5"/>
      <text:p text:style-name="P5">colocar o input dentro de uma label permite que se o usuario clicar em qualquer lugar do texto e ou no box, vai selecionar a opção:</text:p>
      <text:p text:style-name="P5">&lt;label for=” <text:span text:style-name="T1">hub”</text:span>&gt;&lt; <text:span text:style-name="T1">Input type=”radio” id=”hub1” name=”hub” value=”sp”&gt; São Paulo</text:span></text:p>
      <text:p text:style-name="P5"><text:tab/>&lt;/label&gt;</text:p>
      <text:p text:style-name="P5"/>
      <text:p text:style-name="P5">dropdownList para clicar e abrir um menu</text:p>
      <text:p text:style-name="P5">usando o select, e dentro do select criat a tag option</text:p>
      <text:p text:style-name="P5">&lt;select name=”estado” id=”dropdown-estado”&gt;</text:p>
      <text:p text:style-name="P5"><text:tab/>&lt;option value=”sp”&gt;São paulo&lt;/option&gt;</text:p>
      <text:p text:style-name="P6"><text:span text:style-name="T2"><text:tab/>&lt;option value=”ba”&gt;São sebastião&lt;/option&gt;</text:span></text:p>
      <text:p text:style-name="P6"><text:span text:style-name="T2"><text:tab/>&lt;option value=”mg”&gt;São caetano&lt;/option&gt;</text:span></text:p>
      <text:p text:style-name="P6"/>
      <text:p text:style-name="P7">podemos criar um input de “password” campo de senha, onde aparece as bolinhas</text:p>
      <text:p text:style-name="P7">&lt;input type=”password” name=”senha”&gt; </text:p>
      <text:p text:style-name="P7"/>
      <text:p text:style-name="P7"/>
      <text:p text:style-name="P7"><text:soft-page-break/>input onde posso enviar um arquivo: ( quando estiver usando o metodo POST, deve usar propriedade enctype=”multipart/form-data”&gt;) os dados podem ser enviados também arquivos e não só textos.</text:p>
      <text:p text:style-name="P7">&lt;input type=”file” name=”” id=””&gt;</text:p>
      <text:p text:style-name="P7"/>
      <text:p text:style-name="P7">botão para submeter ou enviar as informações:</text:p>
      <text:p text:style-name="P7">colocar required nas propriedades de input que farão parte ou que receberão informações para o botão enviar, assim não poderá enviar enquanto não estiver preenchido corretamente.</text:p>
      <text:p text:style-name="P7">&lt;button type=”submit” class=”” name=”” id=””&gt;Enviar&lt;/button&gt;</text:p>
      <text:p text:style-name="P7"/>
      <text:p text:style-name="P10">button : define um botão;</text:p>
      <text:p text:style-name="P10">checkbox : permite que o usuário selecione ZERO ou MAIS opções de um número limitado de escolhas;</text:p>
      <text:p text:style-name="P10">color : campos de entrada que devem conter uma cor para selecionar;</text:p>
      <text:p text:style-name="P10">date : campos de entrada que devem conter uma data;</text:p>
      <text:p text:style-name="P10">datetime-local : campo de entrada de data e hora, sem fuso horário;</text:p>
      <text:p text:style-name="P10">email : campos de entrada que devem conter um endereço de e-mail;</text:p>
      <text:p text:style-name="P10">file : campo de seleção de arquivo e um botão "Procurar" para uploads de arquivos;</text:p>
      <text:p text:style-name="P10">month : permite ao usuário selecionar um mês e ano;</text:p>
      <text:p text:style-name="P10">number : define um campo de entrada numérico;</text:p>
      <text:p text:style-name="P10">password : os caracteres do campo de senha são mascarados (mostrados como asteriscos ou círculos);</text:p>
      <text:p text:style-name="P10">radio : permite que um usuário selecione APENAS UMA de um número limitado de opções;</text:p>
      <text:p text:style-name="P10">range : define um controle para inserir um número (como um controle deslizante). Intervalo padrão é de 0 a 100;</text:p>
      <text:p text:style-name="P10">reset : redefinirá todos os valores do formulário para seus valores padrão;</text:p>
      <text:p text:style-name="P10">search : usado para campos de pesquisa;</text:p>
      <text:p text:style-name="P10">submit : envia dados de formulário a um manipulador de formulários(especificado na action do form );</text:p>
      <text:p text:style-name="P10">tel : campos de entrada que devem conter um número de telefone;</text:p>
      <text:p text:style-name="P10">text : campo de entrada de texto de linha única;</text:p>
      <text:p text:style-name="P10">time : permite que o usuário selecione um horário (sem fuso horário);</text:p>
      <text:p text:style-name="P10">url : campos de entrada que devem conter um endereço URL;</text:p>
      <text:p text:style-name="P10">week : permite ao usuário selecionar uma semana e um ano.</text:p>
      <text:p text:style-name="P7"/>
      <text:p text:style-name="P7"/>
      <text:p text:style-name="P7"/>
      <text:p text:style-name="P7"/>
      <text:p text:style-name="P7"/>
      <text:p text:style-name="P8"><text:soft-page-break/>Adicionar funcionalidades:</text:p>
      <text:p text:style-name="P8"/>
      <text:p text:style-name="P8">value : especifica um valor inicial para um campo de entrada;</text:p>
      <text:p text:style-name="P8">readonly : especifica que um campo de entrada é somente leitura;</text:p>
      <text:p text:style-name="P8">disabled : especifica que um campo de entrada deve ser desativado;</text:p>
      <text:p text:style-name="P8">size : especifica a largura visível, em caracteres, de um campo de entrada;</text:p>
      <text:p text:style-name="P8">maxlength : especifica o número máximo de caracteres permitidos em um campo de entrada;</text:p>
      <text:p text:style-name="P8">min e max : especificam os valores mínimo e máximo para um campo de entrada;</text:p>
      <text:p text:style-name="P8">multiple : especifica que o usuário tem permissão para inserir mais de um valor em um campo de entrada;</text:p>
      <text:p text:style-name="P8">pattern : especifica uma expressão regular em relação à qual o valor do campo de entrada é verificado;</text:p>
      <text:p text:style-name="P8">placeholder : especifica uma dica curta que descreve o valor esperado de um campo de entrada;</text:p>
      <text:p text:style-name="P8">required : especifica que um campo de entrada deve ser preenchido antes de enviar o formulário;</text:p>
      <text:p text:style-name="P8">step : especifica os intervalos de números válidos para um campo de entrada;</text:p>
      <text:p text:style-name="P8">autofocus : especifica que um campo de entrada deve obter foco automaticamente quando a página é carregada;</text:p>
      <text:p text:style-name="P8">height e width : especificam a altura e a largura de um elemento;</text:p>
      <text:p text:style-name="P8">autocomplete : especifica se um campo de entrada deve ter o preenchimento automático ativado ou desativado.</text:p>
      <text:p text:style-name="P8"/>
      <text:p text:style-name="P9">Fieldset para colocar uma porda com um texto cortando. Tem que vir acompanhada com legend com o texto dentro do leg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5:04:16.355916126</meta:creation-date>
    <dc:date>2022-02-18T20:13:46.329505551</dc:date>
    <meta:editing-duration>PT2H17M8S</meta:editing-duration>
    <meta:editing-cycles>1</meta:editing-cycles>
    <meta:document-statistic meta:table-count="0" meta:image-count="0" meta:object-count="0" meta:page-count="3" meta:paragraph-count="82" meta:word-count="932" meta:character-count="5548" meta:non-whitespace-character-count="4693"/>
    <meta:generator>LibreOffice/6.4.7.2$Linux_X86_64 LibreOffice_project/40$Build-2</meta:generator>
  </office:meta>
</office:document-meta>
</file>